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acyc</text:p>
          </table:table-cell>
          <table:table-cell office:value-type="string" calcext:value-type="string">
            <text:p><text:a xlink:href="https://metacyc.org/META/NEW-IMAGE?type=REACTION&amp;object=GLUTATHIONE-PEROXIDASE-RXN" xlink:type="simple">https://metacyc.org/META/NEW-IMAGE?type=REACTION&amp;object=GLUTATHIONE-PEROXIDASE-RXN</text:a> </text:p>
          </table:table-cell>
          <table:table-cell/>
        </table:table-row>
        <table:table-row table:style-name="ro1">
          <table:table-cell office:value-type="string" calcext:value-type="string">
            <text:p>kegg</text:p>
          </table:table-cell>
          <table:table-cell office:value-type="string" calcext:value-type="string">
            <text:p><text:a xlink:href="https://www.genome.jp/pathway/map00480+K00432" xlink:type="simple">https://www.genome.jp/pathway/map00480+K00432</text:a> </text:p>
          </table:table-cell>
          <table:table-cell/>
        </table:table-row>
        <table:table-row table:style-name="ro1">
          <table:table-cell office:value-type="string" calcext:value-type="string">
            <text:p>reactome</text:p>
          </table:table-cell>
          <table:table-cell office:value-type="string" calcext:value-type="string">
            <text:p><text:a xlink:href="https://reactome.org/content/detail/R-MMU-6800137" xlink:type="simple">https://reactome.org/content/detail/R-MMU-6800137</text:a> </text:p>
          </table:table-cell>
          <table:table-cell office:value-type="string" calcext:value-type="string">
            <text:p><text:a xlink:href="https://reactome.org/PathwayBrowser/#/R-MMU-3299685&amp;SEL=R-MMU-6800144&amp;PATH=R-MMU-8953897,R-MMU-2262752,R-MMU-9711123&amp;FLG=UniProt:Q91WR8" xlink:type="simple">https://reactome.org/PathwayBrowser/#/R-MMU-3299685&amp;SEL=R-MMU-6800144&amp;PATH=R-MMU-8953897,R-MMU-2262752,R-MMU-9711123&amp;FLG=UniProt:Q91WR8</text:a> </text:p>
          </table:table-cell>
        </table:table-row>
        <table:table-row table:style-name="ro1">
          <table:table-cell office:value-type="string" calcext:value-type="string">
            <text:p>brenda</text:p>
          </table:table-cell>
          <table:table-cell office:value-type="string" calcext:value-type="string">
            <text:p><text:a xlink:href="https://www.brenda-enzymes.org/enzyme.php?ecno=1.11.1.9" xlink:type="simple">https://www.brenda-enzymes.org/enzyme.php?ecno=1.11.1.9</text:a>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8T01:50:26.122223504</meta:creation-date>
    <dc:date>2023-07-18T02:13:20.664191173</dc:date>
    <meta:editing-duration>PT2M34S</meta:editing-duration>
    <meta:editing-cycles>1</meta:editing-cycles>
    <meta:document-statistic meta:table-count="1" meta:cell-count="9" meta:object-count="0"/>
    <meta:generator>LibreOffice/6.4.7.2$Linux_X86_64 LibreOffice_project/40$Build-2</meta:generator>
  </office:meta>
</office:document-meta>
</file>